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Resultados_GapEncoded2e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Normal (ns)</text:p>
          </table:table-cell>
          <table:table-cell office:value-type="string" calcext:value-type="string">
            <text:p>Tiempo Lineal (ns)</text:p>
          </table:table-cell>
          <table:table-cell office:value-type="string" calcext:value-type="string">
            <text:p>Tiempo Promedio (n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61353" calcext:value-type="float">
            <text:p>3661353</text:p>
          </table:table-cell>
          <table:table-cell office:value-type="float" office:value="12831" calcext:value-type="float">
            <text:p>12831</text:p>
          </table:table-cell>
          <table:table-cell table:formula="of:=AVERAGE([.B2:.B2])" office:value-type="float" office:value="3661353" calcext:value-type="float">
            <text:p>3.661.353</text:p>
          </table:table-cell>
          <table:table-cell table:formula="of:=AVERAGE([.C2:.C2])" office:value-type="float" office:value="12831" calcext:value-type="float">
            <text:p>12.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8" calcext:value-type="float">
            <text:p>6518</text:p>
          </table:table-cell>
          <table:table-cell office:value-type="float" office:value="10192" calcext:value-type="float">
            <text:p>10192</text:p>
          </table:table-cell>
          <table:table-cell table:formula="of:=AVERAGE([.B2:.B3])" office:value-type="float" office:value="1833935.5" calcext:value-type="float">
            <text:p>1.833.936</text:p>
          </table:table-cell>
          <table:table-cell table:formula="of:=AVERAGE([.C2:.C3])" office:value-type="float" office:value="11511.5" calcext:value-type="float">
            <text:p>11.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42814" calcext:value-type="float">
            <text:p>3642814</text:p>
          </table:table-cell>
          <table:table-cell office:value-type="float" office:value="16319" calcext:value-type="float">
            <text:p>16319</text:p>
          </table:table-cell>
          <table:table-cell table:formula="of:=AVERAGE([.B2:.B4])" office:value-type="float" office:value="2436895" calcext:value-type="float">
            <text:p>2.436.895</text:p>
          </table:table-cell>
          <table:table-cell table:formula="of:=AVERAGE([.C2:.C4])" office:value-type="float" office:value="13114" calcext:value-type="float">
            <text:p>13.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429" calcext:value-type="float">
            <text:p>16429</text:p>
          </table:table-cell>
          <table:table-cell office:value-type="float" office:value="17767" calcext:value-type="float">
            <text:p>17767</text:p>
          </table:table-cell>
          <table:table-cell table:formula="of:=AVERAGE([.B2:.B5])" office:value-type="float" office:value="1831778.5" calcext:value-type="float">
            <text:p>1.831.779</text:p>
          </table:table-cell>
          <table:table-cell table:formula="of:=AVERAGE([.C2:.C5])" office:value-type="float" office:value="14277.25" calcext:value-type="float">
            <text:p>14.2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30" calcext:value-type="float">
            <text:p>14630</text:p>
          </table:table-cell>
          <table:table-cell office:value-type="float" office:value="9044" calcext:value-type="float">
            <text:p>9044</text:p>
          </table:table-cell>
          <table:table-cell table:formula="of:=AVERAGE([.B2:.B6])" office:value-type="float" office:value="1468348.8" calcext:value-type="float">
            <text:p>1.468.349</text:p>
          </table:table-cell>
          <table:table-cell table:formula="of:=AVERAGE([.C2:.C6])" office:value-type="float" office:value="13230.6" calcext:value-type="float">
            <text:p>13.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54946" calcext:value-type="float">
            <text:p>3654946</text:p>
          </table:table-cell>
          <table:table-cell office:value-type="float" office:value="12988" calcext:value-type="float">
            <text:p>12988</text:p>
          </table:table-cell>
          <table:table-cell table:formula="of:=AVERAGE([.B2:.B7])" office:value-type="float" office:value="1832781.66666667" calcext:value-type="float">
            <text:p>1.832.782</text:p>
          </table:table-cell>
          <table:table-cell table:formula="of:=AVERAGE([.C2:.C7])" office:value-type="float" office:value="13190.1666666667" calcext:value-type="float">
            <text:p>13.1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44017" calcext:value-type="float">
            <text:p>3644017</text:p>
          </table:table-cell>
          <table:table-cell office:value-type="float" office:value="19673" calcext:value-type="float">
            <text:p>19673</text:p>
          </table:table-cell>
          <table:table-cell table:formula="of:=AVERAGE([.B2:.B8])" office:value-type="float" office:value="2091529.57142857" calcext:value-type="float">
            <text:p>2.091.530</text:p>
          </table:table-cell>
          <table:table-cell table:formula="of:=AVERAGE([.C2:.C8])" office:value-type="float" office:value="14116.2857142857" calcext:value-type="float">
            <text:p>14.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2971" calcext:value-type="float">
            <text:p>432971</text:p>
          </table:table-cell>
          <table:table-cell office:value-type="float" office:value="9234" calcext:value-type="float">
            <text:p>9234</text:p>
          </table:table-cell>
          <table:table-cell table:formula="of:=AVERAGE([.B2:.B9])" office:value-type="float" office:value="1884209.75" calcext:value-type="float">
            <text:p>1.884.210</text:p>
          </table:table-cell>
          <table:table-cell table:formula="of:=AVERAGE([.C2:.C9])" office:value-type="float" office:value="13506" calcext:value-type="float">
            <text:p>13.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30" calcext:value-type="float">
            <text:p>6330</text:p>
          </table:table-cell>
          <table:table-cell office:value-type="float" office:value="14847" calcext:value-type="float">
            <text:p>14847</text:p>
          </table:table-cell>
          <table:table-cell table:formula="of:=AVERAGE([.B2:.B10])" office:value-type="float" office:value="1675556.44444444" calcext:value-type="float">
            <text:p>1.675.556</text:p>
          </table:table-cell>
          <table:table-cell table:formula="of:=AVERAGE([.C2:.C10])" office:value-type="float" office:value="13655" calcext:value-type="float">
            <text:p>13.6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65663" calcext:value-type="float">
            <text:p>3665663</text:p>
          </table:table-cell>
          <table:table-cell office:value-type="float" office:value="13644" calcext:value-type="float">
            <text:p>13644</text:p>
          </table:table-cell>
          <table:table-cell table:formula="of:=AVERAGE([.B2:.B11])" office:value-type="float" office:value="1874567.1" calcext:value-type="float">
            <text:p>1.874.567</text:p>
          </table:table-cell>
          <table:table-cell table:formula="of:=AVERAGE([.C2:.C11])" office:value-type="float" office:value="13653.9" calcext:value-type="float">
            <text:p>13.6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96" calcext:value-type="float">
            <text:p>7896</text:p>
          </table:table-cell>
          <table:table-cell office:value-type="float" office:value="11457" calcext:value-type="float">
            <text:p>11457</text:p>
          </table:table-cell>
          <table:table-cell table:formula="of:=AVERAGE([.B2:.B12])" office:value-type="float" office:value="1704869.72727273" calcext:value-type="float">
            <text:p>1.704.870</text:p>
          </table:table-cell>
          <table:table-cell table:formula="of:=AVERAGE([.C2:.C12])" office:value-type="float" office:value="13454.1818181818" calcext:value-type="float">
            <text:p>13.4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67" calcext:value-type="float">
            <text:p>7367</text:p>
          </table:table-cell>
          <table:table-cell office:value-type="float" office:value="13476" calcext:value-type="float">
            <text:p>13476</text:p>
          </table:table-cell>
          <table:table-cell table:formula="of:=AVERAGE([.B2:.B13])" office:value-type="float" office:value="1563411.16666667" calcext:value-type="float">
            <text:p>1.563.411</text:p>
          </table:table-cell>
          <table:table-cell table:formula="of:=AVERAGE([.C2:.C13])" office:value-type="float" office:value="13456" calcext:value-type="float">
            <text:p>13.4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95" calcext:value-type="float">
            <text:p>6495</text:p>
          </table:table-cell>
          <table:table-cell office:value-type="float" office:value="13337" calcext:value-type="float">
            <text:p>13337</text:p>
          </table:table-cell>
          <table:table-cell table:formula="of:=AVERAGE([.B2:.B14])" office:value-type="float" office:value="1443648.38461538" calcext:value-type="float">
            <text:p>1.443.648</text:p>
          </table:table-cell>
          <table:table-cell table:formula="of:=AVERAGE([.C2:.C14])" office:value-type="float" office:value="13446.8461538462" calcext:value-type="float">
            <text:p>13.4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68" calcext:value-type="float">
            <text:p>6968</text:p>
          </table:table-cell>
          <table:table-cell office:value-type="float" office:value="7168" calcext:value-type="float">
            <text:p>7168</text:p>
          </table:table-cell>
          <table:table-cell table:formula="of:=AVERAGE([.B2:.B15])" office:value-type="float" office:value="1341028.35714286" calcext:value-type="float">
            <text:p>1.341.028</text:p>
          </table:table-cell>
          <table:table-cell table:formula="of:=AVERAGE([.C2:.C15])" office:value-type="float" office:value="12998.3571428571" calcext:value-type="float">
            <text:p>12.9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70" calcext:value-type="float">
            <text:p>5970</text:p>
          </table:table-cell>
          <table:table-cell office:value-type="float" office:value="17045" calcext:value-type="float">
            <text:p>17045</text:p>
          </table:table-cell>
          <table:table-cell table:formula="of:=AVERAGE([.B2:.B16])" office:value-type="float" office:value="1252024.46666667" calcext:value-type="float">
            <text:p>1.252.024</text:p>
          </table:table-cell>
          <table:table-cell table:formula="of:=AVERAGE([.C2:.C16])" office:value-type="float" office:value="13268.1333333333" calcext:value-type="float">
            <text:p>13.2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26571" calcext:value-type="float">
            <text:p>3526571</text:p>
          </table:table-cell>
          <table:table-cell office:value-type="float" office:value="15151" calcext:value-type="float">
            <text:p>15151</text:p>
          </table:table-cell>
          <table:table-cell table:formula="of:=AVERAGE([.B2:.B17])" office:value-type="float" office:value="1394183.625" calcext:value-type="float">
            <text:p>1.394.184</text:p>
          </table:table-cell>
          <table:table-cell table:formula="of:=AVERAGE([.C2:.C17])" office:value-type="float" office:value="13385.8125" calcext:value-type="float">
            <text:p>13.3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10" calcext:value-type="float">
            <text:p>7310</text:p>
          </table:table-cell>
          <table:table-cell office:value-type="float" office:value="8997" calcext:value-type="float">
            <text:p>8997</text:p>
          </table:table-cell>
          <table:table-cell table:formula="of:=AVERAGE([.B2:.B18])" office:value-type="float" office:value="1312602.82352941" calcext:value-type="float">
            <text:p>1.312.603</text:p>
          </table:table-cell>
          <table:table-cell table:formula="of:=AVERAGE([.C2:.C18])" office:value-type="float" office:value="13127.6470588235" calcext:value-type="float">
            <text:p>13.1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26592" calcext:value-type="float">
            <text:p>3126592</text:p>
          </table:table-cell>
          <table:table-cell office:value-type="float" office:value="14018" calcext:value-type="float">
            <text:p>14018</text:p>
          </table:table-cell>
          <table:table-cell table:formula="of:=AVERAGE([.B2:.B19])" office:value-type="float" office:value="1413380" calcext:value-type="float">
            <text:p>1.413.380</text:p>
          </table:table-cell>
          <table:table-cell table:formula="of:=AVERAGE([.C2:.C19])" office:value-type="float" office:value="13177.1111111111" calcext:value-type="float">
            <text:p>13.1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67406" calcext:value-type="float">
            <text:p>3667406</text:p>
          </table:table-cell>
          <table:table-cell office:value-type="float" office:value="12405" calcext:value-type="float">
            <text:p>12405</text:p>
          </table:table-cell>
          <table:table-cell table:formula="of:=AVERAGE([.B2:.B20])" office:value-type="float" office:value="1532012.94736842" calcext:value-type="float">
            <text:p>1.532.013</text:p>
          </table:table-cell>
          <table:table-cell table:formula="of:=AVERAGE([.C2:.C20])" office:value-type="float" office:value="13136.4736842105" calcext:value-type="float">
            <text:p>13.1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18117" calcext:value-type="float">
            <text:p>3618117</text:p>
          </table:table-cell>
          <table:table-cell office:value-type="float" office:value="12159" calcext:value-type="float">
            <text:p>12159</text:p>
          </table:table-cell>
          <table:table-cell table:formula="of:=AVERAGE([.B2:.B21])" office:value-type="float" office:value="1636318.15" calcext:value-type="float">
            <text:p>1.636.318</text:p>
          </table:table-cell>
          <table:table-cell table:formula="of:=AVERAGE([.C2:.C21])" office:value-type="float" office:value="13087.6" calcext:value-type="float">
            <text:p>13.0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00" calcext:value-type="float">
            <text:p>7400</text:p>
          </table:table-cell>
          <table:table-cell office:value-type="float" office:value="9831" calcext:value-type="float">
            <text:p>9831</text:p>
          </table:table-cell>
          <table:table-cell table:formula="of:=AVERAGE([.B2:.B22])" office:value-type="float" office:value="1558750.61904762" calcext:value-type="float">
            <text:p>1.558.751</text:p>
          </table:table-cell>
          <table:table-cell table:formula="of:=AVERAGE([.C2:.C22])" office:value-type="float" office:value="12932.5238095238" calcext:value-type="float">
            <text:p>12.9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31" calcext:value-type="float">
            <text:p>7231</text:p>
          </table:table-cell>
          <table:table-cell office:value-type="float" office:value="13718" calcext:value-type="float">
            <text:p>13718</text:p>
          </table:table-cell>
          <table:table-cell table:formula="of:=AVERAGE([.B2:.B23])" office:value-type="float" office:value="1488227" calcext:value-type="float">
            <text:p>1.488.227</text:p>
          </table:table-cell>
          <table:table-cell table:formula="of:=AVERAGE([.C2:.C23])" office:value-type="float" office:value="12968.2272727273" calcext:value-type="float">
            <text:p>12.9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41" calcext:value-type="float">
            <text:p>7941</text:p>
          </table:table-cell>
          <table:table-cell office:value-type="float" office:value="10749" calcext:value-type="float">
            <text:p>10749</text:p>
          </table:table-cell>
          <table:table-cell table:formula="of:=AVERAGE([.B2:.B24])" office:value-type="float" office:value="1423866.73913043" calcext:value-type="float">
            <text:p>1.423.867</text:p>
          </table:table-cell>
          <table:table-cell table:formula="of:=AVERAGE([.C2:.C24])" office:value-type="float" office:value="12871.7391304348" calcext:value-type="float">
            <text:p>12.8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48" calcext:value-type="float">
            <text:p>6548</text:p>
          </table:table-cell>
          <table:table-cell office:value-type="float" office:value="13369" calcext:value-type="float">
            <text:p>13369</text:p>
          </table:table-cell>
          <table:table-cell table:formula="of:=AVERAGE([.B2:.B25])" office:value-type="float" office:value="1364811.79166667" calcext:value-type="float">
            <text:p>1.364.812</text:p>
          </table:table-cell>
          <table:table-cell table:formula="of:=AVERAGE([.C2:.C25])" office:value-type="float" office:value="12892.4583333333" calcext:value-type="float">
            <text:p>12.8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23116" calcext:value-type="float">
            <text:p>1323116</text:p>
          </table:table-cell>
          <table:table-cell office:value-type="float" office:value="12561" calcext:value-type="float">
            <text:p>12561</text:p>
          </table:table-cell>
          <table:table-cell table:formula="of:=AVERAGE([.B2:.B26])" office:value-type="float" office:value="1363143.96" calcext:value-type="float">
            <text:p>1.363.144</text:p>
          </table:table-cell>
          <table:table-cell table:formula="of:=AVERAGE([.C2:.C26])" office:value-type="float" office:value="12879.2" calcext:value-type="float">
            <text:p>12.8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63338" calcext:value-type="float">
            <text:p>3663338</text:p>
          </table:table-cell>
          <table:table-cell office:value-type="float" office:value="15203" calcext:value-type="float">
            <text:p>15203</text:p>
          </table:table-cell>
          <table:table-cell table:formula="of:=AVERAGE([.B2:.B27])" office:value-type="float" office:value="1451612.96153846" calcext:value-type="float">
            <text:p>1.451.613</text:p>
          </table:table-cell>
          <table:table-cell table:formula="of:=AVERAGE([.C2:.C27])" office:value-type="float" office:value="12968.5769230769" calcext:value-type="float">
            <text:p>12.9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99347" calcext:value-type="float">
            <text:p>3199347</text:p>
          </table:table-cell>
          <table:table-cell office:value-type="float" office:value="7927" calcext:value-type="float">
            <text:p>7927</text:p>
          </table:table-cell>
          <table:table-cell table:formula="of:=AVERAGE([.B2:.B28])" office:value-type="float" office:value="1516343.85185185" calcext:value-type="float">
            <text:p>1.516.344</text:p>
          </table:table-cell>
          <table:table-cell table:formula="of:=AVERAGE([.C2:.C28])" office:value-type="float" office:value="12781.8518518519" calcext:value-type="float">
            <text:p>12.7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36214" calcext:value-type="float">
            <text:p>3636214</text:p>
          </table:table-cell>
          <table:table-cell office:value-type="float" office:value="12660" calcext:value-type="float">
            <text:p>12660</text:p>
          </table:table-cell>
          <table:table-cell table:formula="of:=AVERAGE([.B2:.B29])" office:value-type="float" office:value="1592053.5" calcext:value-type="float">
            <text:p>1.592.054</text:p>
          </table:table-cell>
          <table:table-cell table:formula="of:=AVERAGE([.C2:.C29])" office:value-type="float" office:value="12777.5" calcext:value-type="float">
            <text:p>12.7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66221" calcext:value-type="float">
            <text:p>3466221</text:p>
          </table:table-cell>
          <table:table-cell office:value-type="float" office:value="12966" calcext:value-type="float">
            <text:p>12966</text:p>
          </table:table-cell>
          <table:table-cell table:formula="of:=AVERAGE([.B2:.B30])" office:value-type="float" office:value="1656679.96551724" calcext:value-type="float">
            <text:p>1.656.680</text:p>
          </table:table-cell>
          <table:table-cell table:formula="of:=AVERAGE([.C2:.C30])" office:value-type="float" office:value="12784" calcext:value-type="float">
            <text:p>12.7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433" calcext:value-type="float">
            <text:p>6433</text:p>
          </table:table-cell>
          <table:table-cell office:value-type="float" office:value="9131" calcext:value-type="float">
            <text:p>9131</text:p>
          </table:table-cell>
          <table:table-cell table:formula="of:=AVERAGE([.B2:.B31])" office:value-type="float" office:value="1601671.73333333" calcext:value-type="float">
            <text:p>1.601.672</text:p>
          </table:table-cell>
          <table:table-cell table:formula="of:=AVERAGE([.C2:.C31])" office:value-type="float" office:value="12662.2333333333" calcext:value-type="float">
            <text:p>12.6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07" calcext:value-type="float">
            <text:p>6407</text:p>
          </table:table-cell>
          <table:table-cell office:value-type="float" office:value="13485" calcext:value-type="float">
            <text:p>13485</text:p>
          </table:table-cell>
          <table:table-cell table:formula="of:=AVERAGE([.B2:.B32])" office:value-type="float" office:value="1550211.58064516" calcext:value-type="float">
            <text:p>1.550.212</text:p>
          </table:table-cell>
          <table:table-cell table:formula="of:=AVERAGE([.C2:.C32])" office:value-type="float" office:value="12688.7741935484" calcext:value-type="float">
            <text:p>12.6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90625" calcext:value-type="float">
            <text:p>1690625</text:p>
          </table:table-cell>
          <table:table-cell office:value-type="float" office:value="11618" calcext:value-type="float">
            <text:p>11618</text:p>
          </table:table-cell>
          <table:table-cell table:formula="of:=AVERAGE([.B2:.B33])" office:value-type="float" office:value="1554599.5" calcext:value-type="float">
            <text:p>1.554.600</text:p>
          </table:table-cell>
          <table:table-cell table:formula="of:=AVERAGE([.C2:.C33])" office:value-type="float" office:value="12655.3125" calcext:value-type="float">
            <text:p>12.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8528" calcext:value-type="float">
            <text:p>1098528</text:p>
          </table:table-cell>
          <table:table-cell office:value-type="float" office:value="6993" calcext:value-type="float">
            <text:p>6993</text:p>
          </table:table-cell>
          <table:table-cell table:formula="of:=AVERAGE([.B2:.B34])" office:value-type="float" office:value="1540779.15151515" calcext:value-type="float">
            <text:p>1.540.779</text:p>
          </table:table-cell>
          <table:table-cell table:formula="of:=AVERAGE([.C2:.C34])" office:value-type="float" office:value="12483.7272727273" calcext:value-type="float">
            <text:p>12.4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59" calcext:value-type="float">
            <text:p>6959</text:p>
          </table:table-cell>
          <table:table-cell office:value-type="float" office:value="12617" calcext:value-type="float">
            <text:p>12617</text:p>
          </table:table-cell>
          <table:table-cell table:formula="of:=AVERAGE([.B2:.B35])" office:value-type="float" office:value="1495666.79411765" calcext:value-type="float">
            <text:p>1.495.667</text:p>
          </table:table-cell>
          <table:table-cell table:formula="of:=AVERAGE([.C2:.C35])" office:value-type="float" office:value="12487.6470588235" calcext:value-type="float">
            <text:p>12.4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33262" calcext:value-type="float">
            <text:p>3533262</text:p>
          </table:table-cell>
          <table:table-cell office:value-type="float" office:value="8950" calcext:value-type="float">
            <text:p>8950</text:p>
          </table:table-cell>
          <table:table-cell table:formula="of:=AVERAGE([.B2:.B36])" office:value-type="float" office:value="1553883.8" calcext:value-type="float">
            <text:p>1.553.884</text:p>
          </table:table-cell>
          <table:table-cell table:formula="of:=AVERAGE([.C2:.C36])" office:value-type="float" office:value="12386.5714285714" calcext:value-type="float">
            <text:p>12.3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41650" calcext:value-type="float">
            <text:p>3641650</text:p>
          </table:table-cell>
          <table:table-cell office:value-type="float" office:value="9739" calcext:value-type="float">
            <text:p>9739</text:p>
          </table:table-cell>
          <table:table-cell table:formula="of:=AVERAGE([.B2:.B37])" office:value-type="float" office:value="1611877.30555556" calcext:value-type="float">
            <text:p>1.611.877</text:p>
          </table:table-cell>
          <table:table-cell table:formula="of:=AVERAGE([.C2:.C37])" office:value-type="float" office:value="12313.0277777778" calcext:value-type="float">
            <text:p>12.3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7899" calcext:value-type="float">
            <text:p>327899</text:p>
          </table:table-cell>
          <table:table-cell office:value-type="float" office:value="10863" calcext:value-type="float">
            <text:p>10863</text:p>
          </table:table-cell>
          <table:table-cell table:formula="of:=AVERAGE([.B2:.B38])" office:value-type="float" office:value="1577175.18918919" calcext:value-type="float">
            <text:p>1.577.175</text:p>
          </table:table-cell>
          <table:table-cell table:formula="of:=AVERAGE([.C2:.C38])" office:value-type="float" office:value="12273.8378378378" calcext:value-type="float">
            <text:p>12.2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0508" calcext:value-type="float">
            <text:p>3690508</text:p>
          </table:table-cell>
          <table:table-cell office:value-type="float" office:value="13056" calcext:value-type="float">
            <text:p>13056</text:p>
          </table:table-cell>
          <table:table-cell table:formula="of:=AVERAGE([.B2:.B39])" office:value-type="float" office:value="1632789.21052632" calcext:value-type="float">
            <text:p>1.632.789</text:p>
          </table:table-cell>
          <table:table-cell table:formula="of:=AVERAGE([.C2:.C39])" office:value-type="float" office:value="12294.4210526316" calcext:value-type="float">
            <text:p>12.2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278" calcext:value-type="float">
            <text:p>7278</text:p>
          </table:table-cell>
          <table:table-cell office:value-type="float" office:value="12001" calcext:value-type="float">
            <text:p>12001</text:p>
          </table:table-cell>
          <table:table-cell table:formula="of:=AVERAGE([.B2:.B40])" office:value-type="float" office:value="1591109.43589744" calcext:value-type="float">
            <text:p>1.591.109</text:p>
          </table:table-cell>
          <table:table-cell table:formula="of:=AVERAGE([.C2:.C40])" office:value-type="float" office:value="12286.8974358974" calcext:value-type="float">
            <text:p>12.2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18" calcext:value-type="float">
            <text:p>5618</text:p>
          </table:table-cell>
          <table:table-cell office:value-type="float" office:value="11726" calcext:value-type="float">
            <text:p>11726</text:p>
          </table:table-cell>
          <table:table-cell table:formula="of:=AVERAGE([.B2:.B41])" office:value-type="float" office:value="1551472.15" calcext:value-type="float">
            <text:p>1.551.472</text:p>
          </table:table-cell>
          <table:table-cell table:formula="of:=AVERAGE([.C2:.C41])" office:value-type="float" office:value="12272.875" calcext:value-type="float">
            <text:p>12.2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12" calcext:value-type="float">
            <text:p>6412</text:p>
          </table:table-cell>
          <table:table-cell office:value-type="float" office:value="11579" calcext:value-type="float">
            <text:p>11579</text:p>
          </table:table-cell>
          <table:table-cell table:formula="of:=AVERAGE([.B2:.B42])" office:value-type="float" office:value="1513787.75609756" calcext:value-type="float">
            <text:p>1.513.788</text:p>
          </table:table-cell>
          <table:table-cell table:formula="of:=AVERAGE([.C2:.C42])" office:value-type="float" office:value="12255.9512195122" calcext:value-type="float">
            <text:p>12.2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98" calcext:value-type="float">
            <text:p>5798</text:p>
          </table:table-cell>
          <table:table-cell office:value-type="float" office:value="12948" calcext:value-type="float">
            <text:p>12948</text:p>
          </table:table-cell>
          <table:table-cell table:formula="of:=AVERAGE([.B2:.B43])" office:value-type="float" office:value="1477883.23809524" calcext:value-type="float">
            <text:p>1.477.883</text:p>
          </table:table-cell>
          <table:table-cell table:formula="of:=AVERAGE([.C2:.C43])" office:value-type="float" office:value="12272.4285714286" calcext:value-type="float">
            <text:p>12.2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25" calcext:value-type="float">
            <text:p>9125</text:p>
          </table:table-cell>
          <table:table-cell office:value-type="float" office:value="12051" calcext:value-type="float">
            <text:p>12051</text:p>
          </table:table-cell>
          <table:table-cell table:formula="of:=AVERAGE([.B2:.B44])" office:value-type="float" office:value="1443726.06976744" calcext:value-type="float">
            <text:p>1.443.726</text:p>
          </table:table-cell>
          <table:table-cell table:formula="of:=AVERAGE([.C2:.C44])" office:value-type="float" office:value="12267.2790697674" calcext:value-type="float">
            <text:p>12.2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32" calcext:value-type="float">
            <text:p>7532</text:p>
          </table:table-cell>
          <table:table-cell office:value-type="float" office:value="12509" calcext:value-type="float">
            <text:p>12509</text:p>
          </table:table-cell>
          <table:table-cell table:formula="of:=AVERAGE([.B2:.B45])" office:value-type="float" office:value="1411085.29545455" calcext:value-type="float">
            <text:p>1.411.085</text:p>
          </table:table-cell>
          <table:table-cell table:formula="of:=AVERAGE([.C2:.C45])" office:value-type="float" office:value="12272.7727272727" calcext:value-type="float">
            <text:p>12.2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29" calcext:value-type="float">
            <text:p>6829</text:p>
          </table:table-cell>
          <table:table-cell office:value-type="float" office:value="10915" calcext:value-type="float">
            <text:p>10915</text:p>
          </table:table-cell>
          <table:table-cell table:formula="of:=AVERAGE([.B2:.B46])" office:value-type="float" office:value="1379879.6" calcext:value-type="float">
            <text:p>1.379.880</text:p>
          </table:table-cell>
          <table:table-cell table:formula="of:=AVERAGE([.C2:.C46])" office:value-type="float" office:value="12242.6" calcext:value-type="float">
            <text:p>12.2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66" calcext:value-type="float">
            <text:p>9566</text:p>
          </table:table-cell>
          <table:table-cell office:value-type="float" office:value="12838" calcext:value-type="float">
            <text:p>12838</text:p>
          </table:table-cell>
          <table:table-cell table:formula="of:=AVERAGE([.B2:.B47])" office:value-type="float" office:value="1350090.17391304" calcext:value-type="float">
            <text:p>1.350.090</text:p>
          </table:table-cell>
          <table:table-cell table:formula="of:=AVERAGE([.C2:.C47])" office:value-type="float" office:value="12255.5434782609" calcext:value-type="float">
            <text:p>12.2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32" calcext:value-type="float">
            <text:p>6032</text:p>
          </table:table-cell>
          <table:table-cell office:value-type="float" office:value="12057" calcext:value-type="float">
            <text:p>12057</text:p>
          </table:table-cell>
          <table:table-cell table:formula="of:=AVERAGE([.B2:.B48])" office:value-type="float" office:value="1321493.19148936" calcext:value-type="float">
            <text:p>1.321.493</text:p>
          </table:table-cell>
          <table:table-cell table:formula="of:=AVERAGE([.C2:.C48])" office:value-type="float" office:value="12251.3191489362" calcext:value-type="float">
            <text:p>12.2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9934" calcext:value-type="float">
            <text:p>159934</text:p>
          </table:table-cell>
          <table:table-cell office:value-type="float" office:value="6627" calcext:value-type="float">
            <text:p>6627</text:p>
          </table:table-cell>
          <table:table-cell table:formula="of:=AVERAGE([.B2:.B49])" office:value-type="float" office:value="1297294.04166667" calcext:value-type="float">
            <text:p>1.297.294</text:p>
          </table:table-cell>
          <table:table-cell table:formula="of:=AVERAGE([.C2:.C49])" office:value-type="float" office:value="12134.1458333333" calcext:value-type="float">
            <text:p>12.1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992" calcext:value-type="float">
            <text:p>16992</text:p>
          </table:table-cell>
          <table:table-cell office:value-type="float" office:value="17315" calcext:value-type="float">
            <text:p>17315</text:p>
          </table:table-cell>
          <table:table-cell table:formula="of:=AVERAGE([.B2:.B50])" office:value-type="float" office:value="1271165.42857143" calcext:value-type="float">
            <text:p>1.271.165</text:p>
          </table:table-cell>
          <table:table-cell table:formula="of:=AVERAGE([.C2:.C50])" office:value-type="float" office:value="12239.8775510204" calcext:value-type="float">
            <text:p>12.2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64196" calcext:value-type="float">
            <text:p>3564196</text:p>
          </table:table-cell>
          <table:table-cell office:value-type="float" office:value="18880" calcext:value-type="float">
            <text:p>18880</text:p>
          </table:table-cell>
          <table:table-cell table:formula="of:=AVERAGE([.B2:.B51])" office:value-type="float" office:value="1317026.04" calcext:value-type="float">
            <text:p>1.317.026</text:p>
          </table:table-cell>
          <table:table-cell table:formula="of:=AVERAGE([.C2:.C51])" office:value-type="float" office:value="12372.68" calcext:value-type="float">
            <text:p>12.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22:53:27.247325222</dc:date>
    <meta:editing-duration>PT22S</meta:editing-duration>
    <meta:editing-cycles>1</meta:editing-cycles>
    <meta:document-statistic meta:table-count="1" meta:cell-count="255" meta:object-count="0"/>
    <meta:generator>LibreOffice/7.5.5.2$Linux_X86_64 LibreOffice_project/50$Build-2</meta:generator>
  </office:meta>
</office:document-meta>
</file>